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style:style>
    <style:style style:name="P3" style:family="paragraph" style:parent-style-name="Standard">
      <style:paragraph-properties fo:line-height="150%"/>
      <style:text-properties fo:color="#ff0000" fo:font-weight="bold" style:font-weight-asian="bold" style:font-weight-complex="bold"/>
    </style:style>
    <style:style style:name="P4" style:family="paragraph" style:parent-style-name="Standard">
      <style:paragraph-properties fo:line-height="150%"/>
    </style:style>
    <style:style style:name="P5" style:family="paragraph" style:parent-style-name="Standard" style:list-style-name="L1">
      <style:paragraph-properties fo:line-height="150%"/>
    </style:style>
    <style:style style:name="P6" style:family="paragraph" style:parent-style-name="Preformatted_20_Text">
      <style:paragraph-properties fo:line-height="150%"/>
    </style:style>
    <style:style style:name="P7" style:family="paragraph" style:parent-style-name="Preformatted_20_Text">
      <style:paragraph-properties fo:margin-top="0cm" fo:margin-bottom="0.499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undary Scan Description Language</text:p>
      <text:p text:style-name="P2"/>
      <text:p text:style-name="P2">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2"/>
      <text:p text:style-name="P1">BSDL development</text:p>
      <text:p text:style-name="P2"/>
      <text:p text:style-name="P2">It has been developed since the first JTAG 1149.1 standard was introduced. Next releases of BSDL were introduced with each revision of standards 1149.4, 1149.6 and 1532. Each time BSDL was expanded with functionalities related to the appropriate standard. Nowadays, BSDL files may be used even in particular software JTAG emulators[SDI].</text:p>
      <text:p text:style-name="P2"/>
      <text:p text:style-name="P1">BSDL syntax</text:p>
      <text:p text:style-name="P2"/>
      <text:p text:style-name="P2">Syntax of BSDL is based on a subset of VHDL, even though BSDL itself is not used for hardware description.</text:p>
      <text:p text:style-name="P2"/>
      <text:p text:style-name="P3"/>
      <text:p text:style-name="P2">Each BSDL file consists of the following modules:</text:p>
      <text:p text:style-name="P2"/>
      <text:list xml:id="list669779162596071103" text:style-name="L1">
        <text:list-item>
          <text:p text:style-name="P5">Entity declaration identifying the name of the device (represented as a single string);</text:p>
        </text:list-item>
        <text:list-item>
          <text:p text:style-name="P5">Generic parameter specifying which package is currently described;</text:p>
        </text:list-item>
        <text:list-item>
          <text:p text:style-name="P5">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5">"Use" statement declaring which of the JTAG standard packages is currently used. If required, there is a possibility to define cells different than standard cell type package and create custom package files [XJT];</text:p>
        </text:list-item>
        <text:list-item>
          <text:p text:style-name="P5">Netlist with pin mapping that must reveal how the device pads are connected with external pins;</text:p>
        </text:list-item>
        <text:list-item>
          <text:p text:style-name="P5">TAP ports description providing additional information about JTAG pins, such as clock frequency of TCK;</text:p>
        </text:list-item>
        <text:list-item>
          <text:p text:style-name="P5"><text:soft-page-break/>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5">Boundary scan cell information providing data about length of boundary scan chain and all the boundary scan cells included;</text:p>
        </text:list-item>
        <text:list-item>
          <text:p text:style-name="P5">Additional design warnings and revision history.</text:p>
        </text:list-item>
      </text:list>
      <text:p text:style-name="P2"/>
      <text:p text:style-name="P2">Example BSDL file of Altera's Max II device in a 100-pin BGA package is shown below [AMa]. Description of boundary scan cells was deleted due to its length.</text:p>
      <text:p text:style-name="P2"/>
      <text:p text:style-name="P6">entity EPM240M100 is</text:p>
      <text:p text:style-name="Preformatted_20_Text"><text:s text:c="2"/>generic (PHYSICAL_PIN_MAP : string := "MBGA100");</text:p>
      <text:p text:style-name="Preformatted_20_Text"/>
      <text:p text:style-name="Preformatted_20_Text">port (</text:p>
      <text:p text:style-name="Preformatted_20_Text">--I/O Pins</text:p>
      <text:p text:style-name="Preformatted_20_Text"><text:s text:c="4"/>IOB1 <text:s text:c="2"/>, IOC2 <text:s text:c="2"/>, IOC1 <text:s text:c="2"/>, IOD3 <text:s text:c="2"/>, IOD2 <text:s text:c="2"/>, IOD1 <text:s text:c="2"/>, IOE2 <text:s text:c="2"/>, </text:p>
      <text:p text:style-name="Preformatted_20_Text"><text:s text:c="4"/>IOF2 <text:s text:c="2"/>, IOE1 <text:s text:c="2"/>, IOF1 <text:s text:c="2"/>, IOG1 <text:s text:c="2"/>, IOG2 <text:s text:c="2"/>, IOF3 <text:s text:c="2"/>, IOH1 <text:s text:c="2"/>, </text:p>
      <text:p text:style-name="Preformatted_20_Text"><text:s text:c="4"/>IOH3 <text:s text:c="2"/>, IOH2 <text:s text:c="2"/>, IOL1 <text:s text:c="2"/>, IOL2 <text:s text:c="2"/>, IOK3 <text:s text:c="2"/>, IOL3 <text:s text:c="2"/>, IOK4 <text:s text:c="2"/>, </text:p>
      <text:p text:style-name="Preformatted_20_Text"><text:s text:c="4"/>IOL4 <text:s text:c="2"/>, IOK5 <text:s text:c="2"/>, IOL5 <text:s text:c="2"/>, IOL6 <text:s text:c="2"/>, IOJ5 <text:s text:c="2"/>, IOK6 <text:s text:c="2"/>, IOJ7 <text:s text:c="2"/>, </text:p>
      <text:p text:style-name="Preformatted_20_Text"><text:s text:c="4"/>IOJ6 <text:s text:c="2"/>, IOL7 <text:s text:c="2"/>, IOK7 <text:s text:c="2"/>, IOL8 <text:s text:c="2"/>, IOK8 <text:s text:c="2"/>, IOL9 <text:s text:c="2"/>, IOK9 <text:s text:c="2"/>, </text:p>
      <text:p text:style-name="Preformatted_20_Text"><text:s text:c="4"/>IOL10 <text:s/>, IOK10 <text:s/>, IOL11 <text:s/>, IOK11 <text:s/>, IOJ10 <text:s/>, IOJ11 <text:s/>, IOH9 <text:s text:c="2"/>, </text:p>
      <text:p text:style-name="Preformatted_20_Text"><text:s text:c="4"/>IOH10 <text:s/>, IOH11 <text:s/>, IOG10 <text:s/>, IOF9 <text:s text:c="2"/>, IOF10 <text:s/>, IOG11 <text:s/>, IOF11 <text:s/>, </text:p>
      <text:p text:style-name="Preformatted_20_Text"><text:s text:c="4"/>IOE11 <text:s/>, IOE10 <text:s/>, IOD9 <text:s text:c="2"/>, IOD11 <text:s/>, IOD10 <text:s/>, IOC11 <text:s/>, IOC10 <text:s/>, </text:p>
      <text:p text:style-name="Preformatted_20_Text"><text:s text:c="4"/>IOB11 <text:s/>, IOB10 <text:s/>, IOA11 <text:s/>, IOA10 <text:s/>, IOB9 <text:s text:c="2"/>, IOA9 <text:s text:c="2"/>, IOB8 <text:s text:c="2"/>, </text:p>
      <text:p text:style-name="Preformatted_20_Text"><text:s text:c="4"/>IOA8 <text:s text:c="2"/>, IOB7 <text:s text:c="2"/>, IOA7 <text:s text:c="2"/>, IOC6 <text:s text:c="2"/>, IOB6 <text:s text:c="2"/>, IOC7 <text:s text:c="2"/>, IOA6 <text:s text:c="2"/>, </text:p>
      <text:p text:style-name="Preformatted_20_Text"><text:s text:c="4"/>IOC5 <text:s text:c="2"/>, IOA5 <text:s text:c="2"/>, IOB5 <text:s text:c="2"/>, IOA4 <text:s text:c="2"/>, IOB4 <text:s text:c="2"/>, IOA3 <text:s text:c="2"/>, IOB3 <text:s text:c="2"/>, </text:p>
      <text:p text:style-name="Preformatted_20_Text"><text:s text:c="4"/>IOA2 <text:s text:c="2"/>, IOB2 <text:s text:c="2"/>, IOA1 <text:s text:c="2"/>: inout bit;</text:p>
      <text:p text:style-name="Preformatted_20_Text">--JTAG Ports</text:p>
      <text:p text:style-name="Preformatted_20_Text"><text:s text:c="4"/>TCK <text:s text:c="3"/>, TMS <text:s text:c="3"/>, TDI <text:s text:c="3"/>: in bit;</text:p>
      <text:p text:style-name="Preformatted_20_Text"><text:s text:c="4"/>TDO <text:s text:c="3"/>: out bit;</text:p>
      <text:p text:style-name="Preformatted_20_Text">--Power Pins</text:p>
      <text:p text:style-name="Preformatted_20_Text"><text:s text:c="4"/>VCC <text:s text:c="3"/>: linkage bit_vector (1 to 8);</text:p>
      <text:p text:style-name="Preformatted_20_Text">--Ground Pins</text:p>
      <text:p text:style-name="Preformatted_20_Text"><text:s text:c="4"/>GND <text:s text:c="3"/>: linkage bit_vector (1 to 8)</text:p>
      <text:p text:style-name="Preformatted_20_Text">);</text:p>
      <text:p text:style-name="Preformatted_20_Text"/>
      <text:p text:style-name="Preformatted_20_Text">use STD_1149_1_1994.all;</text:p>
      <text:p text:style-name="Preformatted_20_Text"/>
      <text:p text:style-name="Preformatted_20_Text">attribute COMPONENT_CONFORMANCE of EPM240M100 :</text:p>
      <text:p text:style-name="P7"><text:s text:c="10"/>entity is "STD_1149_1_1993";</text:p>
      <text:p text:style-name="P7">attribute PIN_MAP of EPM240M100 : entity is PHYSICAL_PIN_MAP;</text:p>
      <text:p text:style-name="Preformatted_20_Text">constant MBGA100 : PIN_MAP_STRING :=</text:p>
      <text:p text:style-name="Preformatted_20_Text">--I/O Pins</text:p>
      <text:p text:style-name="Preformatted_20_Text"><text:s text:c="4"/>"IOB1 <text:s text:c="2"/>: B1 <text:s/>, IOC2 <text:s text:c="2"/>: C2 <text:s/>, IOC1 <text:s text:c="2"/>: C1 <text:s/>, IOD3 <text:s text:c="2"/>: D3 <text:s/>, "&amp;</text:p>
      <text:p text:style-name="Preformatted_20_Text"><text:s text:c="4"/>"IOD2 <text:s text:c="2"/>: D2 <text:s/>, IOD1 <text:s text:c="2"/>: D1 <text:s/>, IOE2 <text:s text:c="2"/>: E2 <text:s/>, IOF2 <text:s text:c="2"/>: F2 <text:s/>, "&amp;</text:p>
      <text:p text:style-name="Preformatted_20_Text"><text:s text:c="4"/>"IOE1 <text:s text:c="2"/>: E1 <text:s/>, IOF1 <text:s text:c="2"/>: F1 <text:s/>, IOG1 <text:s text:c="2"/>: G1 <text:s/>, IOG2 <text:s text:c="2"/>: G2 <text:s/>, "&amp;</text:p>
      <text:p text:style-name="Preformatted_20_Text"><text:s text:c="4"/>"IOF3 <text:s text:c="2"/>: F3 <text:s/>, IOH1 <text:s text:c="2"/>: H1 <text:s/>, IOH3 <text:s text:c="2"/>: H3 <text:s/>, IOH2 <text:s text:c="2"/>: H2 <text:s/>, "&amp;</text:p>
      <text:p text:style-name="Preformatted_20_Text"><text:s text:c="4"/>"IOL1 <text:s text:c="2"/>: L1 <text:s/>, IOL2 <text:s text:c="2"/>: L2 <text:s/>, IOK3 <text:s text:c="2"/>: K3 <text:s/>, IOL3 <text:s text:c="2"/>: L3 <text:s/>, "&amp;</text:p>
      <text:p text:style-name="Preformatted_20_Text"><text:soft-page-break/><text:s text:c="4"/>"IOK4 <text:s text:c="2"/>: K4 <text:s/>, IOL4 <text:s text:c="2"/>: L4 <text:s/>, IOK5 <text:s text:c="2"/>: K5 <text:s/>, IOL5 <text:s text:c="2"/>: L5 <text:s/>, "&amp;</text:p>
      <text:p text:style-name="Preformatted_20_Text"><text:s text:c="4"/>"IOL6 <text:s text:c="2"/>: L6 <text:s/>, IOJ5 <text:s text:c="2"/>: J5 <text:s/>, IOK6 <text:s text:c="2"/>: K6 <text:s/>, IOJ7 <text:s text:c="2"/>: J7 <text:s/>, "&amp;</text:p>
      <text:p text:style-name="Preformatted_20_Text"><text:s text:c="4"/>"IOJ6 <text:s text:c="2"/>: J6 <text:s/>, IOL7 <text:s text:c="2"/>: L7 <text:s/>, IOK7 <text:s text:c="2"/>: K7 <text:s/>, IOL8 <text:s text:c="2"/>: L8 <text:s/>, "&amp;</text:p>
      <text:p text:style-name="Preformatted_20_Text"><text:s text:c="4"/>"IOK8 <text:s text:c="2"/>: K8 <text:s/>, IOL9 <text:s text:c="2"/>: L9 <text:s/>, IOK9 <text:s text:c="2"/>: K9 <text:s/>, IOL10 <text:s/>: L10 , "&amp;</text:p>
      <text:p text:style-name="Preformatted_20_Text"><text:s text:c="4"/>"IOK10 <text:s/>: K10 , IOL11 <text:s/>: L11 , IOK11 <text:s/>: K11 , IOJ10 <text:s/>: J10 , "&amp;</text:p>
      <text:p text:style-name="Preformatted_20_Text"><text:s text:c="4"/>"IOJ11 <text:s/>: J11 , IOH9 <text:s text:c="2"/>: H9 <text:s/>, IOH10 <text:s/>: H10 , IOH11 <text:s/>: H11 , "&amp;</text:p>
      <text:p text:style-name="Preformatted_20_Text"><text:s text:c="4"/>"IOG10 <text:s/>: G10 , IOF9 <text:s text:c="2"/>: F9 <text:s/>, IOF10 <text:s/>: F10 , IOG11 <text:s/>: G11 , "&amp;</text:p>
      <text:p text:style-name="Preformatted_20_Text"><text:s text:c="4"/>"IOF11 <text:s/>: F11 , IOE11 <text:s/>: E11 , IOE10 <text:s/>: E10 , IOD9 <text:s text:c="2"/>: D9 <text:s/>, "&amp;</text:p>
      <text:p text:style-name="Preformatted_20_Text"><text:s text:c="4"/>"IOD11 <text:s/>: D11 , IOD10 <text:s/>: D10 , IOC11 <text:s/>: C11 , IOC10 <text:s/>: C10 , "&amp;</text:p>
      <text:p text:style-name="Preformatted_20_Text"><text:s text:c="4"/>"IOB11 <text:s/>: B11 , IOB10 <text:s/>: B10 , IOA11 <text:s/>: A11 , IOA10 <text:s/>: A10 , "&amp;</text:p>
      <text:p text:style-name="Preformatted_20_Text"><text:s text:c="4"/>"IOB9 <text:s text:c="2"/>: B9 <text:s/>, IOA9 <text:s text:c="2"/>: A9 <text:s/>, IOB8 <text:s text:c="2"/>: B8 <text:s/>, IOA8 <text:s text:c="2"/>: A8 <text:s/>, "&amp;</text:p>
      <text:p text:style-name="Preformatted_20_Text"><text:s text:c="4"/>"IOB7 <text:s text:c="2"/>: B7 <text:s/>, IOA7 <text:s text:c="2"/>: A7 <text:s/>, IOC6 <text:s text:c="2"/>: C6 <text:s/>, IOB6 <text:s text:c="2"/>: B6 <text:s/>, "&amp;</text:p>
      <text:p text:style-name="Preformatted_20_Text"><text:s text:c="4"/>"IOC7 <text:s text:c="2"/>: C7 <text:s/>, IOA6 <text:s text:c="2"/>: A6 <text:s/>, IOC5 <text:s text:c="2"/>: C5 <text:s/>, IOA5 <text:s text:c="2"/>: A5 <text:s/>, "&amp;</text:p>
      <text:p text:style-name="Preformatted_20_Text"><text:s text:c="4"/>"IOB5 <text:s text:c="2"/>: B5 <text:s/>, IOA4 <text:s text:c="2"/>: A4 <text:s/>, IOB4 <text:s text:c="2"/>: B4 <text:s/>, IOA3 <text:s text:c="2"/>: A3 <text:s/>, "&amp;</text:p>
      <text:p text:style-name="Preformatted_20_Text"><text:s text:c="4"/>"IOB3 <text:s text:c="2"/>: B3 <text:s/>, IOA2 <text:s text:c="2"/>: A2 <text:s/>, IOB2 <text:s text:c="2"/>: B2 <text:s/>, IOA1 <text:s text:c="2"/>: A1 <text:s/>, "&amp;</text:p>
      <text:p text:style-name="Preformatted_20_Text">--JTAG ports</text:p>
      <text:p text:style-name="Preformatted_20_Text"><text:s text:c="4"/>"TCK <text:s text:c="3"/>: K1 <text:s/>, TMS <text:s text:c="3"/>: J1 <text:s/>, TDI <text:s text:c="3"/>: J2 <text:s/>, TDO <text:s text:c="3"/>: K2 <text:s/>, "&amp;</text:p>
      <text:p text:style-name="Preformatted_20_Text">--Power Pins</text:p>
      <text:p text:style-name="Preformatted_20_Text"><text:s text:c="4"/>"VCC <text:s text:c="3"/>: (E3 <text:s/>, G3 <text:s/>, J4 <text:s/>, J8 <text:s/>, G9 <text:s/>, E9 <text:s/>, C8 <text:s/>, C4 <text:s/>), "&amp;</text:p>
      <text:p text:style-name="Preformatted_20_Text">--Ground Pins</text:p>
      <text:p text:style-name="P7"><text:s text:c="4"/>"GND <text:s text:c="3"/>: (E4 <text:s/>, G4 <text:s/>, H5 <text:s/>, H7 <text:s/>, G8 <text:s/>, E8 <text:s/>, D7 <text:s/>, D5 <text:s/>)";</text:p>
      <text:p text:style-name="P7">attribute TAP_SCAN_IN of TDI <text:s text:c="4"/>: signal is true;</text:p>
      <text:p text:style-name="Preformatted_20_Text">attribute TAP_SCAN_MODE of TMS <text:s text:c="2"/>: signal is true;</text:p>
      <text:p text:style-name="Preformatted_20_Text">attribute TAP_SCAN_OUT of TDO <text:s text:c="3"/>: signal is true;</text:p>
      <text:p text:style-name="P7">attribute TAP_SCAN_CLOCK of TCK <text:s/>: signal is (10.00e6,BOTH);</text:p>
      <text:p text:style-name="P7">attribute INSTRUCTION_LENGTH of EPM240M100 : entity is 10;</text:p>
      <text:p text:style-name="Preformatted_20_Text">attribute INSTRUCTION_OPCODE of EPM240M100 : entity is</text:p>
      <text:p text:style-name="Preformatted_20_Text"><text:s text:c="2"/>"BYPASS <text:s text:c="11"/>(1111111111), "&amp;</text:p>
      <text:p text:style-name="Preformatted_20_Text"><text:s text:c="2"/>"EXTEST <text:s text:c="11"/>(0000001111), "&amp;</text:p>
      <text:p text:style-name="Preformatted_20_Text"><text:s text:c="2"/>"SAMPLE <text:s text:c="11"/>(0000000101), "&amp;</text:p>
      <text:p text:style-name="Preformatted_20_Text"><text:s text:c="2"/>"IDCODE <text:s text:c="11"/>(0000000110), "&amp;</text:p>
      <text:p text:style-name="Preformatted_20_Text"><text:s text:c="2"/>"USERCODE <text:s text:c="9"/>(0000000111), "&amp;</text:p>
      <text:p text:style-name="Preformatted_20_Text"><text:s text:c="2"/>"CLAMP <text:s text:c="12"/>(0000001010), "&amp;</text:p>
      <text:p text:style-name="Preformatted_20_Text"><text:s text:c="2"/>"HIGHZ <text:s text:c="12"/>(0000001011)";</text:p>
      <text:p text:style-name="Preformatted_20_Text"/>
      <text:p text:style-name="Preformatted_20_Text">attribute INSTRUCTION_CAPTURE of EPM240M100 : entity is "0101010X01";</text:p>
      <text:p text:style-name="Preformatted_20_Text"/>
      <text:p text:style-name="Preformatted_20_Text">attribute IDCODE_REGISTER of EPM240M100 : entity is</text:p>
      <text:p text:style-name="Preformatted_20_Text"><text:s text:c="2"/>"0000"&amp; <text:s text:c="14"/>--4-bit Version</text:p>
      <text:p text:style-name="Preformatted_20_Text"><text:s text:c="2"/>"0010000010100001"&amp; <text:s text:c="2"/>--16-bit Part Number (hex 20A1)</text:p>
      <text:p text:style-name="Preformatted_20_Text"><text:s text:c="2"/>"00001101110"&amp; <text:s text:c="7"/>--11-bit Manufacturer's Identity</text:p>
      <text:p text:style-name="Preformatted_20_Text"><text:s text:c="2"/>"1"; <text:s text:c="17"/>--Mandatory LSB</text:p>
      <text:p text:style-name="Preformatted_20_Text">attribute USERCODE_REGISTER of EPM240M100 : entity is</text:p>
      <text:p text:style-name="Preformatted_20_Text"><text:s text:c="2"/>"XXXXXXXXXXXXXXXXXXXXXXXXXXXXXXXX"; <text:s/>--All 32 bits are programmable</text:p>
      <text:p text:style-name="Preformatted_20_Text">attribute REGISTER_ACCESS of EPM240M100 : entity is</text:p>
      <text:p text:style-name="P7"><text:s text:c="2"/>"DEVICE_ID <text:s text:c="7"/>(IDCODE)";</text:p>
      <text:p text:style-name="P7">attribute BOUNDARY_LENGTH of EPM240M100 : entity is 240;</text:p>
      <text:p text:style-name="Preformatted_20_Text">attribute BOUNDARY_REGISTER of EPM240M100 : entity is</text:p>
      <text:p text:style-name="Preformatted_20_Text"><text:s text:c="2"/>--BSC group 0 for I/O pin H2</text:p>
      <text:p text:style-name="Preformatted_20_Text"><text:s text:c="2"/>"0 <text:s text:c="2"/>(BC_4, IOH2, input, X)," &amp;</text:p>
      <text:p text:style-name="Preformatted_20_Text"><text:s text:c="2"/>"1 <text:s text:c="2"/>(BC_1, *, control, 1)," &amp;</text:p>
      <text:p text:style-name="P7"><text:s text:c="2"/>"2 <text:s text:c="2"/>(BC_1, IOH2, output3, X, 1, 1, Z)," &amp;</text:p>
      <text:p text:style-name="P7"><text:s/>-- 79 described boundary scan cell groups</text:p>
      <text:p text:style-name="P7"/>
      <text:p text:style-name="P7"><text:soft-page-break/>attribute DESIGN_WARNING of EPM240M100 : entity is</text:p>
      <text:p text:style-name="Preformatted_20_Text"><text:s text:c="2"/>"This EPM240 BSDL file supports 1149.1 testing before device"&amp;</text:p>
      <text:p text:style-name="Preformatted_20_Text"><text:s text:c="2"/>"programming. <text:s/>Boundary scan testing after programming requires"&amp; </text:p>
      <text:p text:style-name="Preformatted_20_Text"><text:s text:c="2"/>"changes to this file. Please read the comments at the top of the"&amp;</text:p>
      <text:p text:style-name="Preformatted_20_Text"><text:s text:c="2"/>"file for further instruction.";</text:p>
      <text:p text:style-name="Preformatted_20_Text"/>
      <text:p text:style-name="P7">end EPM240M100;</text:p>
      <text:p text:style-name="P1">BSDL software</text:p>
      <text:p text:style-name="P2"/>
      <text:p text:style-name="P2">There are various commercial BSDL parsers and syntax checkers allowing to create files for a new circuits. Apart from JTAG, there are many third party vendors that provide their own BSDL solution, such as Intellitech's BSDL Syntax Check [IBS] or Goepel's BSDL Syntax Checker [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2"/>
      <text:p text:style-name="P1">References</text:p>
      <text:p text:style-name="P2"/>
      <text:p text:style-name="P2">[SDI] <text:a xlink:type="simple" xlink:href="http://www.spectrumdigital.com/product_info.php?cPath=22&amp;products_id=207">http://www.spectrumdigital.com/product_info.php?cPath=22&amp;products_id=207</text:a></text:p>
      <text:p text:style-name="P2">[XJT] <text:a xlink:type="simple" xlink:href="http://www.xjtag.com/app-note-3.php">http://www.xjtag.com/app-note-3.php</text:a> </text:p>
      <text:p text:style-name="P2">[IBS] <text:a xlink:type="simple" xlink:href="http://www.intellitech.com/BSDL/">http://www.intellitech.com/BSDL/</text:a></text:p>
      <text:p text:style-name="P2">[Goe] <text:a xlink:type="simple" xlink:href="http://www.goepel.com/en/jtag-boundary-scan/boundary-scan-instruments/software/eda-software/bsdl-syntax-checker.html">http://www.goepel.com/en/jtag-boundary-scan/boundary-scan-instruments/software/eda-software/bsdl-syntax-checker.html</text:a></text:p>
      <text:p text:style-name="P2">[AMa] ftp://ftp.altera.com/outgoing/download/bsdl/EPM240M100.BSD</text:p>
      <text:p text:style-name="P2">[ABS] <text:a xlink:type="simple" xlink:href="http://bsdl.agilent.com/bsdl/index.php/login">http://bsdl.agilent.com/bsdl/index.php/login</text:a> </text:p>
      <text:p text:style-name="P2">[BSA] BSDLCustomizer User Guide, Rev. 2.0, Altera Corp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5S</meta:editing-duration>
    <meta:editing-cycles>15</meta:editing-cycles>
    <meta:generator>OpenOffice.org/3.4.1$Win32 OpenOffice.org_project/341m1$Build-9593</meta:generator>
    <dc:date>2014-04-22T23:42:33.33</dc:date>
    <meta:document-statistic meta:table-count="0" meta:image-count="0" meta:object-count="0" meta:page-count="4" meta:paragraph-count="119" meta:word-count="1384" meta:character-count="8216"/>
    <meta:user-defined meta:name="Info 1"/>
    <meta:user-defined meta:name="Info 2"/>
    <meta:user-defined meta:name="Info 3"/>
    <meta:user-defined meta:name="Info 4"/>
  </office:meta>
</office:document-meta>
</file>